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ro1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6.94pt" svg:y="405.52pt">
            <draw:object draw:notify-on-update-of-ranges="Sheet1.A5:Sheet1.A9 Sheet1.E4:Sheet1.E4 Sheet1.E5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6.43pt" svg:y="687.63pt">
            <draw:object draw:notify-on-update-of-ranges="Sheet1.A5:Sheet1.A9 Sheet1.F4:Sheet1.F4 Sheet1.F5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9.34pt" svg:y="404.84pt">
            <draw:object draw:notify-on-update-of-ranges="Sheet1.A5:Sheet1.A9 Sheet1.H4:Sheet1.H4 Sheet1.H5:Sheet1.H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10.87pt" svg:y="689.81pt">
            <draw:object draw:notify-on-update-of-ranges="Sheet1.A5:Sheet1.A9 Sheet1.I4:Sheet1.I4 Sheet1.I5:Sheet1.I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132.55pt" svg:y="405.55pt">
            <draw:object draw:notify-on-update-of-ranges="Sheet1.A5:Sheet1.A9 Sheet1.K4:Sheet1.K4 Sheet1.K5:Sheet1.K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134.09pt" svg:y="689.84pt">
            <draw:object draw:notify-on-update-of-ranges="Sheet1.A5:Sheet1.A9 Sheet1.L4:Sheet1.L4 Sheet1.L5:Sheet1.L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657.33pt" svg:y="406.32pt">
            <draw:object draw:notify-on-update-of-ranges="Sheet1.A5:Sheet1.A9 Sheet1.N4:Sheet1.N4 Sheet1.N5:Sheet1.N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653.39pt" svg:y="689.05pt">
            <draw:object draw:notify-on-update-of-ranges="Sheet1.A5:Sheet1.A9 Sheet1.O4:Sheet1.O4 Sheet1.O5:Sheet1.O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2180.49pt" svg:y="404.08pt">
            <draw:object draw:notify-on-update-of-ranges="Sheet1.A5:Sheet1.A9 Sheet1.Q4:Sheet1.Q4 Sheet1.Q5:Sheet1.Q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179.73pt" svg:y="687.57pt">
            <draw:object draw:notify-on-update-of-ranges="Sheet1.A5:Sheet1.A9 Sheet1.R4:Sheet1.R4 Sheet1.R5:Sheet1.R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2702.13pt" svg:y="406.29pt">
            <draw:object draw:notify-on-update-of-ranges="Sheet1.A5:Sheet1.A9 Sheet1.T4:Sheet1.T4 Sheet1.T5:Sheet1.T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701.3pt" svg:y="687.57pt">
            <draw:object draw:notify-on-update-of-ranges="Sheet1.A5:Sheet1.A9 Sheet1.U4:Sheet1.U4 Sheet1.U5:Sheet1.U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86.2pt" svg:y="1037.59pt">
            <draw:object draw:notify-on-update-of-ranges="Sheet1.A11:Sheet1.A15 Sheet1.E10:Sheet1.E10 Sheet1.E11:Sheet1.E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88.13pt" svg:y="1317.06pt">
            <draw:object draw:notify-on-update-of-ranges="Sheet1.A11:Sheet1.A15 Sheet1.F10:Sheet1.F10 Sheet1.F11:Sheet1.F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613.25pt" svg:y="1033.57pt">
            <draw:object draw:notify-on-update-of-ranges="Sheet1.A11:Sheet1.A15 Sheet1.H10:Sheet1.H10 Sheet1.H11:Sheet1.H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607.46pt" svg:y="1313.01pt">
            <draw:object draw:notify-on-update-of-ranges="Sheet1.A11:Sheet1.A15 Sheet1.I10:Sheet1.I10 Sheet1.I11:Sheet1.I1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53.51pt" svg:height="255.09pt" svg:x="1132.58pt" svg:y="1035.58pt">
            <draw:object draw:notify-on-update-of-ranges="Sheet1.A11:Sheet1.A15 Sheet1.K10:Sheet1.K10 Sheet1.K11:Sheet1.K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53.51pt" svg:height="255.09pt" svg:x="1134.51pt" svg:y="1325.17pt">
            <draw:object draw:notify-on-update-of-ranges="Sheet1.A11:Sheet1.A15 Sheet1.L10:Sheet1.L10 Sheet1.L11:Sheet1.L1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453.51pt" svg:height="255.09pt" svg:x="1655.77pt" svg:y="1033.54pt">
            <draw:object draw:notify-on-update-of-ranges="Sheet1.A11:Sheet1.A15 Sheet1.N10:Sheet1.N10 Sheet1.N11:Sheet1.N1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453.51pt" svg:height="255.09pt" svg:x="1657.73pt" svg:y="1323.13pt">
            <draw:object draw:notify-on-update-of-ranges="Sheet1.A11:Sheet1.A15 Sheet1.O10:Sheet1.O10 Sheet1.O11:Sheet1.O1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453.51pt" svg:height="255.09pt" svg:x="2178.96pt" svg:y="1033.57pt">
            <draw:object draw:notify-on-update-of-ranges="Sheet1.A11:Sheet1.A15 Sheet1.Q10:Sheet1.Q10 Sheet1.Q11:Sheet1.Q1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453.51pt" svg:height="255.09pt" svg:x="2180.92pt" svg:y="1319.1pt">
            <draw:object draw:notify-on-update-of-ranges="Sheet1.A11:Sheet1.A15 Sheet1.R10:Sheet1.R10 Sheet1.R11:Sheet1.R1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51pt" svg:height="255.09pt" svg:x="1746.85pt" svg:y="185.07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453.51pt" svg:height="255.09pt" svg:x="2704.11pt" svg:y="1033.54pt">
            <draw:object draw:notify-on-update-of-ranges="Sheet1.A11:Sheet1.A15 Sheet1.T10:Sheet1.T10 Sheet1.T11:Sheet1.T15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453.51pt" svg:height="255.09pt" svg:x="2702.18pt" svg:y="1321.11pt">
            <draw:object draw:notify-on-update-of-ranges="Sheet1.A11:Sheet1.A15 Sheet1.U10:Sheet1.U10 Sheet1.U11:Sheet1.U15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To 10</text:p>
          </table:table-cell>
          <table:table-cell table:number-columns-repeated="2"/>
          <table:table-cell office:value-type="string" calcext:value-type="string">
            <text:p>To 20</text:p>
          </table:table-cell>
          <table:table-cell table:number-columns-repeated="2"/>
          <table:table-cell office:value-type="string" calcext:value-type="string">
            <text:p>To 4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sequenti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unbounde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hrea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0-bounde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100-bounde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00-bounded concurrent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n clientes</text:p>
          </table:table-cell>
          <table:table-cell office:value-type="string" calcext:value-type="string">
            <text:p>n_iters</text:p>
          </table:table-cell>
          <table:table-cell/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90" calcext:value-type="float">
            <text:p>1090</text:p>
          </table:table-cell>
          <table:table-cell table:formula="of:=([.D5]/1000)/[.$A5]" office:value-type="float" office:value="0.109" calcext:value-type="float">
            <text:p>0.109</text:p>
          </table:table-cell>
          <table:table-cell table:formula="of:=[.$A5]/([.D5]/1000)" office:value-type="float" office:value="9.1743119266055" calcext:value-type="float">
            <text:p>9.1743119266055</text:p>
          </table:table-cell>
          <table:table-cell office:value-type="float" office:value="62" calcext:value-type="float">
            <text:p>62</text:p>
          </table:table-cell>
          <table:table-cell table:formula="of:=([.G5]/1000)/[.$A5]" office:value-type="float" office:value="0.0062" calcext:value-type="float">
            <text:p>0.0062</text:p>
          </table:table-cell>
          <table:table-cell table:formula="of:=[.$A5]/([.G5]/1000)" office:value-type="float" office:value="161.290322580645" calcext:value-type="float">
            <text:p>161.290322580645</text:p>
          </table:table-cell>
          <table:table-cell office:value-type="float" office:value="67" calcext:value-type="float">
            <text:p>67</text:p>
          </table:table-cell>
          <table:table-cell table:formula="of:=([.J5]/1000)/[.$A5]" office:value-type="float" office:value="0.0067" calcext:value-type="float">
            <text:p>0.0067</text:p>
          </table:table-cell>
          <table:table-cell table:formula="of:=[.$A5]/([.J5]/1000)" office:value-type="float" office:value="149.253731343284" calcext:value-type="float">
            <text:p>149.253731343284</text:p>
          </table:table-cell>
          <table:table-cell office:value-type="float" office:value="63" calcext:value-type="float">
            <text:p>63</text:p>
          </table:table-cell>
          <table:table-cell table:formula="of:=([.M5]/1000)/[.$A5]" office:value-type="float" office:value="0.0063" calcext:value-type="float">
            <text:p>0.0063</text:p>
          </table:table-cell>
          <table:table-cell table:formula="of:=[.$A5]/([.M5]/1000)" office:value-type="float" office:value="158.730158730159" calcext:value-type="float">
            <text:p>158.730158730159</text:p>
          </table:table-cell>
          <table:table-cell office:value-type="float" office:value="64" calcext:value-type="float">
            <text:p>64</text:p>
          </table:table-cell>
          <table:table-cell table:formula="of:=([.P5]/1000)/[.$A5]" office:value-type="float" office:value="0.0064" calcext:value-type="float">
            <text:p>0.0064</text:p>
          </table:table-cell>
          <table:table-cell table:formula="of:=[.$A5]/([.P5]/1000)" office:value-type="float" office:value="156.25" calcext:value-type="float">
            <text:p>156.25</text:p>
          </table:table-cell>
          <table:table-cell office:value-type="float" office:value="63" calcext:value-type="float">
            <text:p>63</text:p>
          </table:table-cell>
          <table:table-cell table:formula="of:=([.S5]/1000)/[.$A5]" office:value-type="float" office:value="0.0063" calcext:value-type="float">
            <text:p>0.0063</text:p>
          </table:table-cell>
          <table:table-cell table:formula="of:=[.$A5]/([.S5]/1000)" office:value-type="float" office:value="158.730158730159" calcext:value-type="float">
            <text:p>158.730158730159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5]" office:value-type="float" office:value="1000" calcext:value-type="float">
            <text:p>1000</text:p>
          </table:table-cell>
          <table:table-cell/>
          <table:table-cell office:value-type="float" office:value="1309" calcext:value-type="float">
            <text:p>1309</text:p>
          </table:table-cell>
          <table:table-cell table:formula="of:=([.D6]/1000)/[.$A6]" office:value-type="float" office:value="0.06545" calcext:value-type="float">
            <text:p>0.06545</text:p>
          </table:table-cell>
          <table:table-cell table:formula="of:=[.$A6]/([.D6]/1000)" office:value-type="float" office:value="15.2788388082506" calcext:value-type="float">
            <text:p>15.2788388082506</text:p>
          </table:table-cell>
          <table:table-cell office:value-type="float" office:value="164" calcext:value-type="float">
            <text:p>164</text:p>
          </table:table-cell>
          <table:table-cell table:formula="of:=([.G6]/1000)/[.$A6]" office:value-type="float" office:value="0.0082" calcext:value-type="float">
            <text:p>0.0082</text:p>
          </table:table-cell>
          <table:table-cell table:formula="of:=[.$A6]/([.G6]/1000)" office:value-type="float" office:value="121.951219512195" calcext:value-type="float">
            <text:p>121.951219512195</text:p>
          </table:table-cell>
          <table:table-cell office:value-type="float" office:value="163" calcext:value-type="float">
            <text:p>163</text:p>
          </table:table-cell>
          <table:table-cell table:formula="of:=([.J6]/1000)/[.$A6]" office:value-type="float" office:value="0.00815" calcext:value-type="float">
            <text:p>0.00815</text:p>
          </table:table-cell>
          <table:table-cell table:formula="of:=[.$A6]/([.J6]/1000)" office:value-type="float" office:value="122.699386503067" calcext:value-type="float">
            <text:p>122.699386503067</text:p>
          </table:table-cell>
          <table:table-cell office:value-type="float" office:value="1028" calcext:value-type="float">
            <text:p>1028</text:p>
          </table:table-cell>
          <table:table-cell table:formula="of:=([.M6]/1000)/[.$A6]" office:value-type="float" office:value="0.0514" calcext:value-type="float">
            <text:p>0.0514</text:p>
          </table:table-cell>
          <table:table-cell table:formula="of:=[.$A6]/([.M6]/1000)" office:value-type="float" office:value="19.4552529182879" calcext:value-type="float">
            <text:p>19.4552529182879</text:p>
          </table:table-cell>
          <table:table-cell office:value-type="float" office:value="165" calcext:value-type="float">
            <text:p>165</text:p>
          </table:table-cell>
          <table:table-cell table:formula="of:=([.P6]/1000)/[.$A6]" office:value-type="float" office:value="0.00825" calcext:value-type="float">
            <text:p>0.00825</text:p>
          </table:table-cell>
          <table:table-cell table:formula="of:=[.$A6]/([.P6]/1000)" office:value-type="float" office:value="121.212121212121" calcext:value-type="float">
            <text:p>121.212121212121</text:p>
          </table:table-cell>
          <table:table-cell office:value-type="float" office:value="166" calcext:value-type="float">
            <text:p>166</text:p>
          </table:table-cell>
          <table:table-cell table:formula="of:=([.S6]/1000)/[.$A6]" office:value-type="float" office:value="0.0083" calcext:value-type="float">
            <text:p>0.0083</text:p>
          </table:table-cell>
          <table:table-cell table:formula="of:=[.$A6]/([.S6]/1000)" office:value-type="float" office:value="120.481927710843" calcext:value-type="float">
            <text:p>120.481927710843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6]" office:value-type="float" office:value="1000" calcext:value-type="float">
            <text:p>1000</text:p>
          </table:table-cell>
          <table:table-cell/>
          <table:table-cell office:value-type="float" office:value="1871" calcext:value-type="float">
            <text:p>1871</text:p>
          </table:table-cell>
          <table:table-cell table:formula="of:=([.D7]/1000)/[.$A7]" office:value-type="float" office:value="0.0623666666666667" calcext:value-type="float">
            <text:p>0.062366666666667</text:p>
          </table:table-cell>
          <table:table-cell table:formula="of:=[.$A7]/([.D7]/1000)" office:value-type="float" office:value="16.0342063067878" calcext:value-type="float">
            <text:p>16.0342063067878</text:p>
          </table:table-cell>
          <table:table-cell office:value-type="float" office:value="230" calcext:value-type="float">
            <text:p>230</text:p>
          </table:table-cell>
          <table:table-cell table:formula="of:=([.G7]/1000)/[.$A7]" office:value-type="float" office:value="0.00766666666666667" calcext:value-type="float">
            <text:p>0.007666666666667</text:p>
          </table:table-cell>
          <table:table-cell table:formula="of:=[.$A7]/([.G7]/1000)" office:value-type="float" office:value="130.434782608696" calcext:value-type="float">
            <text:p>130.434782608696</text:p>
          </table:table-cell>
          <table:table-cell office:value-type="float" office:value="233" calcext:value-type="float">
            <text:p>233</text:p>
          </table:table-cell>
          <table:table-cell table:formula="of:=([.J7]/1000)/[.$A7]" office:value-type="float" office:value="0.00776666666666667" calcext:value-type="float">
            <text:p>0.007766666666667</text:p>
          </table:table-cell>
          <table:table-cell table:formula="of:=[.$A7]/([.J7]/1000)" office:value-type="float" office:value="128.755364806867" calcext:value-type="float">
            <text:p>128.755364806867</text:p>
          </table:table-cell>
          <table:table-cell office:value-type="float" office:value="1270" calcext:value-type="float">
            <text:p>1270</text:p>
          </table:table-cell>
          <table:table-cell table:formula="of:=([.M7]/1000)/[.$A7]" office:value-type="float" office:value="0.0423333333333333" calcext:value-type="float">
            <text:p>0.042333333333333</text:p>
          </table:table-cell>
          <table:table-cell table:formula="of:=[.$A7]/([.M7]/1000)" office:value-type="float" office:value="23.6220472440945" calcext:value-type="float">
            <text:p>23.6220472440945</text:p>
          </table:table-cell>
          <table:table-cell office:value-type="float" office:value="1071" calcext:value-type="float">
            <text:p>1071</text:p>
          </table:table-cell>
          <table:table-cell table:formula="of:=([.P7]/1000)/[.$A7]" office:value-type="float" office:value="0.0357" calcext:value-type="float">
            <text:p>0.0357</text:p>
          </table:table-cell>
          <table:table-cell table:formula="of:=[.$A7]/([.P7]/1000)" office:value-type="float" office:value="28.0112044817927" calcext:value-type="float">
            <text:p>28.0112044817927</text:p>
          </table:table-cell>
          <table:table-cell office:value-type="float" office:value="232" calcext:value-type="float">
            <text:p>232</text:p>
          </table:table-cell>
          <table:table-cell table:formula="of:=([.S7]/1000)/[.$A7]" office:value-type="float" office:value="0.00773333333333333" calcext:value-type="float">
            <text:p>0.007733333333333</text:p>
          </table:table-cell>
          <table:table-cell table:formula="of:=[.$A7]/([.S7]/1000)" office:value-type="float" office:value="129.310344827586" calcext:value-type="float">
            <text:p>129.310344827586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]" office:value-type="float" office:value="1000" calcext:value-type="float">
            <text:p>1000</text:p>
          </table:table-cell>
          <table:table-cell/>
          <table:table-cell office:value-type="float" office:value="2788" calcext:value-type="float">
            <text:p>2788</text:p>
          </table:table-cell>
          <table:table-cell table:formula="of:=([.D8]/1000)/[.$A8]" office:value-type="float" office:value="0.0697" calcext:value-type="float">
            <text:p>0.0697</text:p>
          </table:table-cell>
          <table:table-cell table:formula="of:=[.$A8]/([.D8]/1000)" office:value-type="float" office:value="14.3472022955524" calcext:value-type="float">
            <text:p>14.3472022955524</text:p>
          </table:table-cell>
          <table:table-cell office:value-type="float" office:value="308" calcext:value-type="float">
            <text:p>308</text:p>
          </table:table-cell>
          <table:table-cell table:formula="of:=([.G8]/1000)/[.$A8]" office:value-type="float" office:value="0.0077" calcext:value-type="float">
            <text:p>0.0077</text:p>
          </table:table-cell>
          <table:table-cell table:formula="of:=[.$A8]/([.G8]/1000)" office:value-type="float" office:value="129.87012987013" calcext:value-type="float">
            <text:p>129.87012987013</text:p>
          </table:table-cell>
          <table:table-cell office:value-type="float" office:value="303" calcext:value-type="float">
            <text:p>303</text:p>
          </table:table-cell>
          <table:table-cell table:formula="of:=([.J8]/1000)/[.$A8]" office:value-type="float" office:value="0.007575" calcext:value-type="float">
            <text:p>0.007575</text:p>
          </table:table-cell>
          <table:table-cell table:formula="of:=[.$A8]/([.J8]/1000)" office:value-type="float" office:value="132.013201320132" calcext:value-type="float">
            <text:p>132.013201320132</text:p>
          </table:table-cell>
          <table:table-cell office:value-type="float" office:value="1265" calcext:value-type="float">
            <text:p>1265</text:p>
          </table:table-cell>
          <table:table-cell table:formula="of:=([.M8]/1000)/[.$A8]" office:value-type="float" office:value="0.031625" calcext:value-type="float">
            <text:p>0.031625</text:p>
          </table:table-cell>
          <table:table-cell table:formula="of:=[.$A8]/([.M8]/1000)" office:value-type="float" office:value="31.6205533596838" calcext:value-type="float">
            <text:p>31.6205533596838</text:p>
          </table:table-cell>
          <table:table-cell office:value-type="float" office:value="1281" calcext:value-type="float">
            <text:p>1281</text:p>
          </table:table-cell>
          <table:table-cell table:formula="of:=([.P8]/1000)/[.$A8]" office:value-type="float" office:value="0.032025" calcext:value-type="float">
            <text:p>0.032025</text:p>
          </table:table-cell>
          <table:table-cell table:formula="of:=[.$A8]/([.P8]/1000)" office:value-type="float" office:value="31.2256049960968" calcext:value-type="float">
            <text:p>31.2256049960968</text:p>
          </table:table-cell>
          <table:table-cell office:value-type="float" office:value="1073" calcext:value-type="float">
            <text:p>1073</text:p>
          </table:table-cell>
          <table:table-cell table:formula="of:=([.S8]/1000)/[.$A8]" office:value-type="float" office:value="0.026825" calcext:value-type="float">
            <text:p>0.026825</text:p>
          </table:table-cell>
          <table:table-cell table:formula="of:=[.$A8]/([.S8]/1000)" office:value-type="float" office:value="37.2786579683131" calcext:value-type="float">
            <text:p>37.2786579683131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8]" office:value-type="float" office:value="1000" calcext:value-type="float">
            <text:p>1000</text:p>
          </table:table-cell>
          <table:table-cell/>
          <table:table-cell office:value-type="float" office:value="3210" calcext:value-type="float">
            <text:p>3210</text:p>
          </table:table-cell>
          <table:table-cell table:formula="of:=([.D9]/1000)/[.$A9]" office:value-type="float" office:value="0.0642" calcext:value-type="float">
            <text:p>0.0642</text:p>
          </table:table-cell>
          <table:table-cell table:formula="of:=[.$A9]/([.D9]/1000)" office:value-type="float" office:value="15.5763239875389" calcext:value-type="float">
            <text:p>15.5763239875389</text:p>
          </table:table-cell>
          <table:table-cell office:value-type="float" office:value="402" calcext:value-type="float">
            <text:p>402</text:p>
          </table:table-cell>
          <table:table-cell table:formula="of:=([.G9]/1000)/[.$A9]" office:value-type="float" office:value="0.00804" calcext:value-type="float">
            <text:p>0.00804</text:p>
          </table:table-cell>
          <table:table-cell table:formula="of:=[.$A9]/([.G9]/1000)" office:value-type="float" office:value="124.378109452736" calcext:value-type="float">
            <text:p>124.378109452736</text:p>
          </table:table-cell>
          <table:table-cell office:value-type="float" office:value="400" calcext:value-type="float">
            <text:p>400</text:p>
          </table:table-cell>
          <table:table-cell table:formula="of:=([.J9]/1000)/[.$A9]" office:value-type="float" office:value="0.008" calcext:value-type="float">
            <text:p>0.008</text:p>
          </table:table-cell>
          <table:table-cell table:formula="of:=[.$A9]/([.J9]/1000)" office:value-type="float" office:value="125" calcext:value-type="float">
            <text:p>125</text:p>
          </table:table-cell>
          <table:table-cell office:value-type="float" office:value="1478" calcext:value-type="float">
            <text:p>1478</text:p>
          </table:table-cell>
          <table:table-cell table:formula="of:=([.M9]/1000)/[.$A9]" office:value-type="float" office:value="0.02956" calcext:value-type="float">
            <text:p>0.02956</text:p>
          </table:table-cell>
          <table:table-cell table:formula="of:=[.$A9]/([.M9]/1000)" office:value-type="float" office:value="33.82949932341" calcext:value-type="float">
            <text:p>33.82949932341</text:p>
          </table:table-cell>
          <table:table-cell office:value-type="float" office:value="1893" calcext:value-type="float">
            <text:p>1893</text:p>
          </table:table-cell>
          <table:table-cell table:formula="of:=([.P9]/1000)/[.$A9]" office:value-type="float" office:value="0.03786" calcext:value-type="float">
            <text:p>0.03786</text:p>
          </table:table-cell>
          <table:table-cell table:formula="of:=[.$A9]/([.P9]/1000)" office:value-type="float" office:value="26.4131008980454" calcext:value-type="float">
            <text:p>26.4131008980454</text:p>
          </table:table-cell>
          <table:table-cell office:value-type="float" office:value="1465" calcext:value-type="float">
            <text:p>1465</text:p>
          </table:table-cell>
          <table:table-cell table:formula="of:=([.S9]/1000)/[.$A9]" office:value-type="float" office:value="0.0293" calcext:value-type="float">
            <text:p>0.0293</text:p>
          </table:table-cell>
          <table:table-cell table:formula="of:=[.$A9]/([.S9]/1000)" office:value-type="float" office:value="34.1296928327645" calcext:value-type="float">
            <text:p>34.12969283276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 clientes</text:p>
          </table:table-cell>
          <table:table-cell table:number-columns-repeated="2"/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119" calcext:value-type="float">
            <text:p>1119</text:p>
          </table:table-cell>
          <table:table-cell table:formula="of:=([.D11]/1000)/[.$A11]" office:value-type="float" office:value="0.1119" calcext:value-type="float">
            <text:p>0.1119</text:p>
          </table:table-cell>
          <table:table-cell table:formula="of:=[.$A11]/([.D11]/1000)" office:value-type="float" office:value="8.93655049151028" calcext:value-type="float">
            <text:p>8.93655049151028</text:p>
          </table:table-cell>
          <table:table-cell office:value-type="float" office:value="162" calcext:value-type="float">
            <text:p>162</text:p>
          </table:table-cell>
          <table:table-cell table:formula="of:=([.G11]/1000)/[.$A11]" office:value-type="float" office:value="0.0162" calcext:value-type="float">
            <text:p>0.0162</text:p>
          </table:table-cell>
          <table:table-cell table:formula="of:=[.$A11]/([.G11]/1000)" office:value-type="float" office:value="61.7283950617284" calcext:value-type="float">
            <text:p>61.7283950617284</text:p>
          </table:table-cell>
          <table:table-cell office:value-type="float" office:value="159" calcext:value-type="float">
            <text:p>159</text:p>
          </table:table-cell>
          <table:table-cell table:formula="of:=([.J11]/1000)/[.$A11]" office:value-type="float" office:value="0.0159" calcext:value-type="float">
            <text:p>0.0159</text:p>
          </table:table-cell>
          <table:table-cell table:formula="of:=[.$A11]/([.J11]/1000)" office:value-type="float" office:value="62.8930817610063" calcext:value-type="float">
            <text:p>62.8930817610063</text:p>
          </table:table-cell>
          <table:table-cell office:value-type="float" office:value="164" calcext:value-type="float">
            <text:p>164</text:p>
          </table:table-cell>
          <table:table-cell table:formula="of:=([.M11]/1000)/[.$A11]" office:value-type="float" office:value="0.0164" calcext:value-type="float">
            <text:p>0.0164</text:p>
          </table:table-cell>
          <table:table-cell table:formula="of:=[.$A11]/([.M11]/1000)" office:value-type="float" office:value="60.9756097560976" calcext:value-type="float">
            <text:p>60.9756097560976</text:p>
          </table:table-cell>
          <table:table-cell office:value-type="float" office:value="161" calcext:value-type="float">
            <text:p>161</text:p>
          </table:table-cell>
          <table:table-cell table:formula="of:=([.P11]/1000)/[.$A11]" office:value-type="float" office:value="0.0161" calcext:value-type="float">
            <text:p>0.0161</text:p>
          </table:table-cell>
          <table:table-cell table:formula="of:=[.$A11]/([.P11]/1000)" office:value-type="float" office:value="62.111801242236" calcext:value-type="float">
            <text:p>62.111801242236</text:p>
          </table:table-cell>
          <table:table-cell office:value-type="float" office:value="163" calcext:value-type="float">
            <text:p>163</text:p>
          </table:table-cell>
          <table:table-cell table:formula="of:=([.S11]/1000)/[.$A11]" office:value-type="float" office:value="0.0163" calcext:value-type="float">
            <text:p>0.0163</text:p>
          </table:table-cell>
          <table:table-cell table:formula="of:=[.$A11]/([.S11]/1000)" office:value-type="float" office:value="61.3496932515337" calcext:value-type="float">
            <text:p>61.3496932515337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1]" office:value-type="float" office:value="2000" calcext:value-type="float">
            <text:p>2000</text:p>
          </table:table-cell>
          <table:table-cell/>
          <table:table-cell office:value-type="float" office:value="1446" calcext:value-type="float">
            <text:p>1446</text:p>
          </table:table-cell>
          <table:table-cell table:formula="of:=([.D12]/1000)/[.$A12]" office:value-type="float" office:value="0.0723" calcext:value-type="float">
            <text:p>0.0723</text:p>
          </table:table-cell>
          <table:table-cell table:formula="of:=[.$A12]/([.D12]/1000)" office:value-type="float" office:value="13.8312586445367" calcext:value-type="float">
            <text:p>13.8312586445367</text:p>
          </table:table-cell>
          <table:table-cell office:value-type="float" office:value="302" calcext:value-type="float">
            <text:p>302</text:p>
          </table:table-cell>
          <table:table-cell table:formula="of:=([.G12]/1000)/[.$A12]" office:value-type="float" office:value="0.0151" calcext:value-type="float">
            <text:p>0.0151</text:p>
          </table:table-cell>
          <table:table-cell table:formula="of:=[.$A12]/([.G12]/1000)" office:value-type="float" office:value="66.2251655629139" calcext:value-type="float">
            <text:p>66.2251655629139</text:p>
          </table:table-cell>
          <table:table-cell office:value-type="float" office:value="301" calcext:value-type="float">
            <text:p>301</text:p>
          </table:table-cell>
          <table:table-cell table:formula="of:=([.J12]/1000)/[.$A12]" office:value-type="float" office:value="0.01505" calcext:value-type="float">
            <text:p>0.01505</text:p>
          </table:table-cell>
          <table:table-cell table:formula="of:=[.$A12]/([.J12]/1000)" office:value-type="float" office:value="66.4451827242525" calcext:value-type="float">
            <text:p>66.4451827242525</text:p>
          </table:table-cell>
          <table:table-cell office:value-type="float" office:value="1090" calcext:value-type="float">
            <text:p>1090</text:p>
          </table:table-cell>
          <table:table-cell table:formula="of:=([.M12]/1000)/[.$A12]" office:value-type="float" office:value="0.0545" calcext:value-type="float">
            <text:p>0.0545</text:p>
          </table:table-cell>
          <table:table-cell table:formula="of:=[.$A12]/([.M12]/1000)" office:value-type="float" office:value="18.348623853211" calcext:value-type="float">
            <text:p>18.348623853211</text:p>
          </table:table-cell>
          <table:table-cell office:value-type="float" office:value="352" calcext:value-type="float">
            <text:p>352</text:p>
          </table:table-cell>
          <table:table-cell table:formula="of:=([.P12]/1000)/[.$A12]" office:value-type="float" office:value="0.0176" calcext:value-type="float">
            <text:p>0.0176</text:p>
          </table:table-cell>
          <table:table-cell table:formula="of:=[.$A12]/([.P12]/1000)" office:value-type="float" office:value="56.8181818181818" calcext:value-type="float">
            <text:p>56.8181818181818</text:p>
          </table:table-cell>
          <table:table-cell office:value-type="float" office:value="349" calcext:value-type="float">
            <text:p>349</text:p>
          </table:table-cell>
          <table:table-cell table:formula="of:=([.S12]/1000)/[.$A12]" office:value-type="float" office:value="0.01745" calcext:value-type="float">
            <text:p>0.01745</text:p>
          </table:table-cell>
          <table:table-cell table:formula="of:=[.$A12]/([.S12]/1000)" office:value-type="float" office:value="57.3065902578797" calcext:value-type="float">
            <text:p>57.3065902578797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2]" office:value-type="float" office:value="2000" calcext:value-type="float">
            <text:p>2000</text:p>
          </table:table-cell>
          <table:table-cell/>
          <table:table-cell office:value-type="float" office:value="1958" calcext:value-type="float">
            <text:p>1958</text:p>
          </table:table-cell>
          <table:table-cell table:formula="of:=([.D13]/1000)/[.$A13]" office:value-type="float" office:value="0.0652666666666667" calcext:value-type="float">
            <text:p>0.065266666666667</text:p>
          </table:table-cell>
          <table:table-cell table:formula="of:=[.$A13]/([.D13]/1000)" office:value-type="float" office:value="15.3217568947906" calcext:value-type="float">
            <text:p>15.3217568947906</text:p>
          </table:table-cell>
          <table:table-cell office:value-type="float" office:value="473" calcext:value-type="float">
            <text:p>473</text:p>
          </table:table-cell>
          <table:table-cell table:formula="of:=([.G13]/1000)/[.$A13]" office:value-type="float" office:value="0.0157666666666667" calcext:value-type="float">
            <text:p>0.015766666666667</text:p>
          </table:table-cell>
          <table:table-cell table:formula="of:=[.$A13]/([.G13]/1000)" office:value-type="float" office:value="63.4249471458774" calcext:value-type="float">
            <text:p>63.4249471458774</text:p>
          </table:table-cell>
          <table:table-cell office:value-type="float" office:value="473" calcext:value-type="float">
            <text:p>473</text:p>
          </table:table-cell>
          <table:table-cell table:formula="of:=([.J13]/1000)/[.$A13]" office:value-type="float" office:value="0.0157666666666667" calcext:value-type="float">
            <text:p>0.015766666666667</text:p>
          </table:table-cell>
          <table:table-cell table:formula="of:=[.$A13]/([.J13]/1000)" office:value-type="float" office:value="63.4249471458774" calcext:value-type="float">
            <text:p>63.4249471458774</text:p>
          </table:table-cell>
          <table:table-cell office:value-type="float" office:value="1298" calcext:value-type="float">
            <text:p>1298</text:p>
          </table:table-cell>
          <table:table-cell table:formula="of:=([.M13]/1000)/[.$A13]" office:value-type="float" office:value="0.0432666666666667" calcext:value-type="float">
            <text:p>0.043266666666667</text:p>
          </table:table-cell>
          <table:table-cell table:formula="of:=[.$A13]/([.M13]/1000)" office:value-type="float" office:value="23.1124807395994" calcext:value-type="float">
            <text:p>23.1124807395994</text:p>
          </table:table-cell>
          <table:table-cell office:value-type="float" office:value="1199" calcext:value-type="float">
            <text:p>1199</text:p>
          </table:table-cell>
          <table:table-cell table:formula="of:=([.P13]/1000)/[.$A13]" office:value-type="float" office:value="0.0399666666666667" calcext:value-type="float">
            <text:p>0.039966666666667</text:p>
          </table:table-cell>
          <table:table-cell table:formula="of:=[.$A13]/([.P13]/1000)" office:value-type="float" office:value="25.0208507089241" calcext:value-type="float">
            <text:p>25.0208507089241</text:p>
          </table:table-cell>
          <table:table-cell office:value-type="float" office:value="477" calcext:value-type="float">
            <text:p>477</text:p>
          </table:table-cell>
          <table:table-cell table:formula="of:=([.S13]/1000)/[.$A13]" office:value-type="float" office:value="0.0159" calcext:value-type="float">
            <text:p>0.0159</text:p>
          </table:table-cell>
          <table:table-cell table:formula="of:=[.$A13]/([.S13]/1000)" office:value-type="float" office:value="62.8930817610063" calcext:value-type="float">
            <text:p>62.893081761006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13]" office:value-type="float" office:value="2000" calcext:value-type="float">
            <text:p>2000</text:p>
          </table:table-cell>
          <table:table-cell/>
          <table:table-cell office:value-type="float" office:value="3196" calcext:value-type="float">
            <text:p>3196</text:p>
          </table:table-cell>
          <table:table-cell table:formula="of:=([.D14]/1000)/[.$A14]" office:value-type="float" office:value="0.0799" calcext:value-type="float">
            <text:p>0.0799</text:p>
          </table:table-cell>
          <table:table-cell table:formula="of:=[.$A14]/([.D14]/1000)" office:value-type="float" office:value="12.5156445556946" calcext:value-type="float">
            <text:p>12.5156445556946</text:p>
          </table:table-cell>
          <table:table-cell office:value-type="float" office:value="619" calcext:value-type="float">
            <text:p>619</text:p>
          </table:table-cell>
          <table:table-cell table:formula="of:=([.G14]/1000)/[.$A14]" office:value-type="float" office:value="0.015475" calcext:value-type="float">
            <text:p>0.015475</text:p>
          </table:table-cell>
          <table:table-cell table:formula="of:=[.$A14]/([.G14]/1000)" office:value-type="float" office:value="64.6203554119548" calcext:value-type="float">
            <text:p>64.6203554119548</text:p>
          </table:table-cell>
          <table:table-cell office:value-type="float" office:value="562" calcext:value-type="float">
            <text:p>562</text:p>
          </table:table-cell>
          <table:table-cell table:formula="of:=([.J14]/1000)/[.$A14]" office:value-type="float" office:value="0.01405" calcext:value-type="float">
            <text:p>0.01405</text:p>
          </table:table-cell>
          <table:table-cell table:formula="of:=[.$A14]/([.J14]/1000)" office:value-type="float" office:value="71.1743772241993" calcext:value-type="float">
            <text:p>71.1743772241993</text:p>
          </table:table-cell>
          <table:table-cell office:value-type="float" office:value="1910" calcext:value-type="float">
            <text:p>1910</text:p>
          </table:table-cell>
          <table:table-cell table:formula="of:=([.M14]/1000)/[.$A14]" office:value-type="float" office:value="0.04775" calcext:value-type="float">
            <text:p>0.04775</text:p>
          </table:table-cell>
          <table:table-cell table:formula="of:=[.$A14]/([.M14]/1000)" office:value-type="float" office:value="20.9424083769634" calcext:value-type="float">
            <text:p>20.9424083769634</text:p>
          </table:table-cell>
          <table:table-cell office:value-type="float" office:value="1494" calcext:value-type="float">
            <text:p>1494</text:p>
          </table:table-cell>
          <table:table-cell table:formula="of:=([.P14]/1000)/[.$A14]" office:value-type="float" office:value="0.03735" calcext:value-type="float">
            <text:p>0.03735</text:p>
          </table:table-cell>
          <table:table-cell table:formula="of:=[.$A14]/([.P14]/1000)" office:value-type="float" office:value="26.7737617135207" calcext:value-type="float">
            <text:p>26.7737617135207</text:p>
          </table:table-cell>
          <table:table-cell office:value-type="float" office:value="1075" calcext:value-type="float">
            <text:p>1075</text:p>
          </table:table-cell>
          <table:table-cell table:formula="of:=([.S14]/1000)/[.$A14]" office:value-type="float" office:value="0.026875" calcext:value-type="float">
            <text:p>0.026875</text:p>
          </table:table-cell>
          <table:table-cell table:formula="of:=[.$A14]/([.S14]/1000)" office:value-type="float" office:value="37.2093023255814" calcext:value-type="float">
            <text:p>37.209302325581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4]" office:value-type="float" office:value="2000" calcext:value-type="float">
            <text:p>2000</text:p>
          </table:table-cell>
          <table:table-cell/>
          <table:table-cell office:value-type="float" office:value="4880" calcext:value-type="float">
            <text:p>4880</text:p>
          </table:table-cell>
          <table:table-cell table:formula="of:=([.D15]/1000)/[.$A15]" office:value-type="float" office:value="0.0976" calcext:value-type="float">
            <text:p>0.0976</text:p>
          </table:table-cell>
          <table:table-cell table:formula="of:=[.$A15]/([.D15]/1000)" office:value-type="float" office:value="10.2459016393443" calcext:value-type="float">
            <text:p>10.2459016393443</text:p>
          </table:table-cell>
          <table:table-cell office:value-type="float" office:value="1064" calcext:value-type="float">
            <text:p>1064</text:p>
          </table:table-cell>
          <table:table-cell table:formula="of:=([.G15]/1000)/[.$A15]" office:value-type="float" office:value="0.02128" calcext:value-type="float">
            <text:p>0.02128</text:p>
          </table:table-cell>
          <table:table-cell table:formula="of:=[.$A15]/([.G15]/1000)" office:value-type="float" office:value="46.9924812030075" calcext:value-type="float">
            <text:p>46.9924812030075</text:p>
          </table:table-cell>
          <table:table-cell office:value-type="float" office:value="1086" calcext:value-type="float">
            <text:p>1086</text:p>
          </table:table-cell>
          <table:table-cell table:formula="of:=([.J15]/1000)/[.$A15]" office:value-type="float" office:value="0.02172" calcext:value-type="float">
            <text:p>0.02172</text:p>
          </table:table-cell>
          <table:table-cell table:formula="of:=[.$A15]/([.J15]/1000)" office:value-type="float" office:value="46.0405156537753" calcext:value-type="float">
            <text:p>46.0405156537753</text:p>
          </table:table-cell>
          <table:table-cell office:value-type="float" office:value="3284" calcext:value-type="float">
            <text:p>3284</text:p>
          </table:table-cell>
          <table:table-cell table:formula="of:=([.M15]/1000)/[.$A15]" office:value-type="float" office:value="0.06568" calcext:value-type="float">
            <text:p>0.06568</text:p>
          </table:table-cell>
          <table:table-cell table:formula="of:=[.$A15]/([.M15]/1000)" office:value-type="float" office:value="15.2253349573691" calcext:value-type="float">
            <text:p>15.2253349573691</text:p>
          </table:table-cell>
          <table:table-cell office:value-type="float" office:value="2722" calcext:value-type="float">
            <text:p>2722</text:p>
          </table:table-cell>
          <table:table-cell table:formula="of:=([.P15]/1000)/[.$A15]" office:value-type="float" office:value="0.05444" calcext:value-type="float">
            <text:p>0.05444</text:p>
          </table:table-cell>
          <table:table-cell table:formula="of:=[.$A15]/([.P15]/1000)" office:value-type="float" office:value="18.3688464364438" calcext:value-type="float">
            <text:p>18.3688464364438</text:p>
          </table:table-cell>
          <table:table-cell office:value-type="float" office:value="1508" calcext:value-type="float">
            <text:p>1508</text:p>
          </table:table-cell>
          <table:table-cell table:formula="of:=([.S15]/1000)/[.$A15]" office:value-type="float" office:value="0.03016" calcext:value-type="float">
            <text:p>0.03016</text:p>
          </table:table-cell>
          <table:table-cell table:formula="of:=[.$A15]/([.S15]/1000)" office:value-type="float" office:value="33.1564986737401" calcext:value-type="float">
            <text:p>33.1564986737401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09:20:54.978672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22:24.961904962</meta:creation-date>
    <dc:date>2018-12-04T09:46:58.995112337</dc:date>
    <meta:editing-duration>PT1H33M27S</meta:editing-duration>
    <meta:editing-cycles>12</meta:editing-cycles>
    <meta:generator>LibreOffice/6.0.3.2$Linux_X86_64 LibreOffice_project/00m0$Build-2</meta:generator>
    <meta:document-statistic meta:table-count="1" meta:cell-count="24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E4:Sheet1.E9" chart:data-source-has-labels="both" svg:x="0.32cm" svg:y="0.18cm" svg:width="11.45cm" svg:height="8.64cm">
          <chartooo:coordinate-region svg:x="1.232cm" svg:y="0.34cm" svg:width="10.351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9" chart:label-cell-address="Sheet1.E4:Sheet1.E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109">
                <text:p>0.109</text:p>
                <draw:g>
                  <svg:desc>Sheet1.E5:Sheet1.E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545">
                <text:p>0.06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3666666666667">
                <text:p>0.0623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42">
                <text:p>0.0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R4:Sheet1.R9" chart:data-source-has-labels="both" svg:x="0.32cm" svg:y="0.18cm" svg:width="11.582cm" svg:height="8.64cm">
          <chartooo:coordinate-region svg:x="0.941cm" svg:y="0.34cm" svg:width="10.588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5:Sheet1.R9" chart:label-cell-address="Sheet1.R4:Sheet1.R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56.25">
                <text:p>156.25</text:p>
                <draw:g>
                  <svg:desc>Sheet1.R5:Sheet1.R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1.212121212121">
                <text:p>121.2121212121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0112044817927">
                <text:p>28.01120448179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.2256049960968">
                <text:p>31.22560499609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4131008980454">
                <text:p>26.41310089804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T4:Sheet1.T9" chart:data-source-has-labels="both" svg:x="0.32cm" svg:y="0.18cm" svg:width="11.45cm" svg:height="8.64cm">
          <chartooo:coordinate-region svg:x="1.418cm" svg:y="0.34cm" svg:width="10.16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5:Sheet1.T9" chart:label-cell-address="Sheet1.T4:Sheet1.T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T4:Sheet1.T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63">
                <text:p>0.0063</text:p>
                <draw:g>
                  <svg:desc>Sheet1.T5:Sheet1.T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73333333333333">
                <text:p>0.00773333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6825">
                <text:p>0.0268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93">
                <text:p>0.02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U4:Sheet1.U9" chart:data-source-has-labels="both" svg:x="0.32cm" svg:y="0.18cm" svg:width="11.582cm" svg:height="8.64cm">
          <chartooo:coordinate-region svg:x="0.941cm" svg:y="0.34cm" svg:width="10.588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5:Sheet1.U9" chart:label-cell-address="Sheet1.U4:Sheet1.U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58.730158730159">
                <text:p>158.730158730159</text:p>
                <draw:g>
                  <svg:desc>Sheet1.U5:Sheet1.U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.481927710843">
                <text:p>120.4819277108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9.310344827586">
                <text:p>129.3103448275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.2786579683131">
                <text:p>37.27865796831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.1296928327645">
                <text:p>34.12969283276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1:Sheet1.A15 Sheet1.E10:Sheet1.E15" chart:data-source-has-labels="both" svg:x="0.32cm" svg:y="0.18cm" svg:width="11.45cm" svg:height="8.64cm">
          <chartooo:coordinate-region svg:x="1.232cm" svg:y="0.34cm" svg:width="10.35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1:Sheet1.E15" chart:label-cell-address="Sheet1.E10:Sheet1.E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1119">
                <text:p>0.1119</text:p>
                <draw:g>
                  <svg:desc>Sheet1.E11:Sheet1.E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52666666666667">
                <text:p>0.0652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976">
                <text:p>0.09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1:Sheet1.A15 Sheet1.F10:Sheet1.F15" chart:data-source-has-labels="both" svg:x="0.32cm" svg:y="0.18cm" svg:width="11.582cm" svg:height="8.64cm">
          <chartooo:coordinate-region svg:x="0.756cm" svg:y="0.34cm" svg:width="10.774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11:Sheet1.F15" chart:label-cell-address="Sheet1.F10:Sheet1.F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8.93655049151028">
                <text:p>8.93655049151028</text:p>
                <draw:g>
                  <svg:desc>Sheet1.F11:Sheet1.F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8312586445367">
                <text:p>13.8312586445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3217568947906">
                <text:p>15.32175689479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5156445556946">
                <text:p>12.51564455569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2459016393443">
                <text:p>10.24590163934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1:Sheet1.A15 Sheet1.H10:Sheet1.H15" chart:data-source-has-labels="both" svg:x="0.32cm" svg:y="0.18cm" svg:width="11.45cm" svg:height="8.64cm">
          <chartooo:coordinate-region svg:x="1.418cm" svg:y="0.34cm" svg:width="10.166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1:Sheet1.H15" chart:label-cell-address="Sheet1.H10:Sheet1.H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162">
                <text:p>0.0162</text:p>
                <draw:g>
                  <svg:desc>Sheet1.H11:Sheet1.H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57666666666667">
                <text:p>0.0157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5475">
                <text:p>0.0154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128">
                <text:p>0.0212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1:Sheet1.A15 Sheet1.I10:Sheet1.I15" chart:data-source-has-labels="both" svg:x="0.32cm" svg:y="0.18cm" svg:width="11.582cm" svg:height="8.64cm">
          <chartooo:coordinate-region svg:x="0.941cm" svg:y="0.34cm" svg:width="10.774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1:Sheet1.I15" chart:label-cell-address="Sheet1.I10:Sheet1.I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I10:Sheet1.I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61.7283950617284">
                <text:p>61.7283950617284</text:p>
                <draw:g>
                  <svg:desc>Sheet1.I11:Sheet1.I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.2251655629139">
                <text:p>66.22516556291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6203554119548">
                <text:p>64.62035541195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9924812030075">
                <text:p>46.99248120300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1:Sheet1.A15 Sheet1.K10:Sheet1.K15" chart:data-source-has-labels="both" svg:x="0.32cm" svg:y="0.18cm" svg:width="11.45cm" svg:height="8.64cm">
          <chartooo:coordinate-region svg:x="1.418cm" svg:y="0.34cm" svg:width="10.166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11:Sheet1.K15" chart:label-cell-address="Sheet1.K10:Sheet1.K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K10:Sheet1.K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159">
                <text:p>0.0159</text:p>
                <draw:g>
                  <svg:desc>Sheet1.K11:Sheet1.K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505">
                <text:p>0.015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57666666666667">
                <text:p>0.0157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405">
                <text:p>0.014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172">
                <text:p>0.0217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1:Sheet1.A15 Sheet1.L10:Sheet1.L15" chart:data-source-has-labels="both" svg:x="0.32cm" svg:y="0.18cm" svg:width="11.582cm" svg:height="8.64cm">
          <chartooo:coordinate-region svg:x="0.941cm" svg:y="0.34cm" svg:width="10.774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11:Sheet1.L15" chart:label-cell-address="Sheet1.L10:Sheet1.L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62.8930817610063">
                <text:p>62.8930817610063</text:p>
                <draw:g>
                  <svg:desc>Sheet1.L11:Sheet1.L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.4451827242525">
                <text:p>66.44518272425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.1743772241993">
                <text:p>71.17437722419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0405156537753">
                <text:p>46.04051565377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1:Sheet1.A15 Sheet1.N10:Sheet1.N15" chart:data-source-has-labels="both" svg:x="0.32cm" svg:y="0.18cm" svg:width="11.45cm" svg:height="8.64cm">
          <chartooo:coordinate-region svg:x="1.232cm" svg:y="0.341cm" svg:width="10.351cm" svg:height="7.911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11:Sheet1.N15" chart:label-cell-address="Sheet1.N10:Sheet1.N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164">
                <text:p>0.0164</text:p>
                <draw:g>
                  <svg:desc>Sheet1.N11:Sheet1.N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32666666666667">
                <text:p>0.0432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775">
                <text:p>0.047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568">
                <text:p>0.0656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F4:Sheet1.F9" chart:data-source-has-labels="both" svg:x="0.32cm" svg:y="0.18cm" svg:width="11.582cm" svg:height="8.64cm">
          <chartooo:coordinate-region svg:x="0.756cm" svg:y="0.34cm" svg:width="10.774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9" chart:label-cell-address="Sheet1.F4:Sheet1.F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9.1743119266055">
                <text:p>9.1743119266055</text:p>
                <draw:g>
                  <svg:desc>Sheet1.F5:Sheet1.F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2788388082506">
                <text:p>15.27883880825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0342063067878">
                <text:p>16.0342063067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3472022955524">
                <text:p>14.34720229555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.5763239875389">
                <text:p>15.5763239875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1:Sheet1.A15 Sheet1.O10:Sheet1.O15" chart:data-source-has-labels="both" svg:x="0.32cm" svg:y="0.18cm" svg:width="11.582cm" svg:height="8.64cm">
          <chartooo:coordinate-region svg:x="0.941cm" svg:y="0.34cm" svg:width="10.774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11:Sheet1.O15" chart:label-cell-address="Sheet1.O10:Sheet1.O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O10:Sheet1.O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60.9756097560976">
                <text:p>60.9756097560976</text:p>
                <draw:g>
                  <svg:desc>Sheet1.O11:Sheet1.O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348623853211">
                <text:p>18.3486238532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.1124807395994">
                <text:p>23.11248073959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9424083769634">
                <text:p>20.9424083769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.2253349573691">
                <text:p>15.225334957369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1:Sheet1.A15 Sheet1.Q10:Sheet1.Q15" chart:data-source-has-labels="both" svg:x="0.32cm" svg:y="0.18cm" svg:width="11.45cm" svg:height="8.64cm">
          <chartooo:coordinate-region svg:x="1.232cm" svg:y="0.34cm" svg:width="10.35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11:Sheet1.Q15" chart:label-cell-address="Sheet1.Q10:Sheet1.Q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Q10:Sheet1.Q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161">
                <text:p>0.0161</text:p>
                <draw:g>
                  <svg:desc>Sheet1.Q11:Sheet1.Q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99666666666667">
                <text:p>0.0399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735">
                <text:p>0.037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444">
                <text:p>0.054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1:Sheet1.A15 Sheet1.R10:Sheet1.R15" chart:data-source-has-labels="both" svg:x="0.32cm" svg:y="0.18cm" svg:width="11.582cm" svg:height="8.64cm">
          <chartooo:coordinate-region svg:x="0.941cm" svg:y="0.34cm" svg:width="10.774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11:Sheet1.R15" chart:label-cell-address="Sheet1.R10:Sheet1.R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R10:Sheet1.R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62.111801242236">
                <text:p>62.111801242236</text:p>
                <draw:g>
                  <svg:desc>Sheet1.R11:Sheet1.R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8181818181818">
                <text:p>56.81818181818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0208507089241">
                <text:p>25.02085070892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.7737617135207">
                <text:p>26.7737617135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3688464364438">
                <text:p>18.36884643644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1:Sheet1.A15 Sheet1.T10:Sheet1.T15" chart:data-source-has-labels="both" svg:x="0.32cm" svg:y="0.18cm" svg:width="11.45cm" svg:height="8.64cm">
          <chartooo:coordinate-region svg:x="1.418cm" svg:y="0.341cm" svg:width="10.166cm" svg:height="7.911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11:Sheet1.T15" chart:label-cell-address="Sheet1.T10:Sheet1.T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T10:Sheet1.T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163">
                <text:p>0.0163</text:p>
                <draw:g>
                  <svg:desc>Sheet1.T11:Sheet1.T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745">
                <text:p>0.017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016">
                <text:p>0.030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1:Sheet1.A15 Sheet1.U10:Sheet1.U15" chart:data-source-has-labels="both" svg:x="0.32cm" svg:y="0.18cm" svg:width="11.582cm" svg:height="8.64cm">
          <chartooo:coordinate-region svg:x="0.941cm" svg:y="0.34cm" svg:width="10.774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11:Sheet1.U15" chart:label-cell-address="Sheet1.U10:Sheet1.U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U10:Sheet1.U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61.3496932515337">
                <text:p>61.3496932515337</text:p>
                <draw:g>
                  <svg:desc>Sheet1.U11:Sheet1.U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.3065902578797">
                <text:p>57.30659025787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8930817610063">
                <text:p>62.89308176100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.2093023255814">
                <text:p>37.20930232558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.1564986737401">
                <text:p>33.156498673740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H4:Sheet1.H9" chart:data-source-has-labels="both" svg:x="0.32cm" svg:y="0.18cm" svg:width="11.45cm" svg:height="8.64cm">
          <chartooo:coordinate-region svg:x="1.418cm" svg:y="0.34cm" svg:width="10.16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9" chart:label-cell-address="Sheet1.H4:Sheet1.H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62">
                <text:p>0.0062</text:p>
                <draw:g>
                  <svg:desc>Sheet1.H5:Sheet1.H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66666666666667">
                <text:p>0.00766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04">
                <text:p>0.00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I4:Sheet1.I9" chart:data-source-has-labels="both" svg:x="0.32cm" svg:y="0.18cm" svg:width="11.582cm" svg:height="8.64cm">
          <chartooo:coordinate-region svg:x="0.941cm" svg:y="0.34cm" svg:width="10.588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9" chart:label-cell-address="Sheet1.I4:Sheet1.I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61.290322580645">
                <text:p>161.290322580645</text:p>
                <draw:g>
                  <svg:desc>Sheet1.I5:Sheet1.I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1.951219512195">
                <text:p>121.951219512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0.434782608696">
                <text:p>130.4347826086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9.87012987013">
                <text:p>129.870129870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4.378109452736">
                <text:p>124.3781094527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K4:Sheet1.K9" chart:data-source-has-labels="both" svg:x="0.32cm" svg:y="0.18cm" svg:width="11.45cm" svg:height="8.64cm">
          <chartooo:coordinate-region svg:x="1.418cm" svg:y="0.34cm" svg:width="10.16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5:Sheet1.K9" chart:label-cell-address="Sheet1.K4:Sheet1.K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67">
                <text:p>0.0067</text:p>
                <draw:g>
                  <svg:desc>Sheet1.K5:Sheet1.K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76666666666667">
                <text:p>0.00776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575">
                <text:p>0.0075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L4:Sheet1.L9" chart:data-source-has-labels="both" svg:x="0.32cm" svg:y="0.18cm" svg:width="11.582cm" svg:height="8.64cm">
          <chartooo:coordinate-region svg:x="0.941cm" svg:y="0.34cm" svg:width="10.588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5:Sheet1.L9" chart:label-cell-address="Sheet1.L4:Sheet1.L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49.253731343284">
                <text:p>149.253731343284</text:p>
                <draw:g>
                  <svg:desc>Sheet1.L5:Sheet1.L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.699386503067">
                <text:p>122.6993865030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8.755364806867">
                <text:p>128.7553648068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2.013201320132">
                <text:p>132.0132013201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N4:Sheet1.N9" chart:data-source-has-labels="both" svg:x="0.32cm" svg:y="0.18cm" svg:width="11.45cm" svg:height="8.64cm">
          <chartooo:coordinate-region svg:x="1.232cm" svg:y="0.34cm" svg:width="10.351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5:Sheet1.N9" chart:label-cell-address="Sheet1.N4:Sheet1.N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N4:Sheet1.N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63">
                <text:p>0.0063</text:p>
                <draw:g>
                  <svg:desc>Sheet1.N5:Sheet1.N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23333333333333">
                <text:p>0.0423333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1625">
                <text:p>0.0316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956">
                <text:p>0.029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O4:Sheet1.O9" chart:data-source-has-labels="both" svg:x="0.32cm" svg:y="0.18cm" svg:width="11.582cm" svg:height="8.64cm">
          <chartooo:coordinate-region svg:x="0.941cm" svg:y="0.34cm" svg:width="10.588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9" chart:label-cell-address="Sheet1.O4:Sheet1.O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58.730158730159">
                <text:p>158.730158730159</text:p>
                <draw:g>
                  <svg:desc>Sheet1.O5:Sheet1.O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4552529182879">
                <text:p>19.45525291828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.6220472440945">
                <text:p>23.62204724409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.6205533596838">
                <text:p>31.62055335968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.82949932341">
                <text:p>33.829499323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Q4:Sheet1.Q9" chart:data-source-has-labels="both" svg:x="0.32cm" svg:y="0.18cm" svg:width="11.45cm" svg:height="8.64cm">
          <chartooo:coordinate-region svg:x="1.418cm" svg:y="0.34cm" svg:width="10.16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5:Sheet1.Q9" chart:label-cell-address="Sheet1.Q4:Sheet1.Q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Q4:Sheet1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64">
                <text:p>0.0064</text:p>
                <draw:g>
                  <svg:desc>Sheet1.Q5:Sheet1.Q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25">
                <text:p>0.00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2025">
                <text:p>0.0320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786">
                <text:p>0.03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